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dvPECF8B9" svg:font-family="AdvPECF8B9"/>
    <style:font-face style:name="AdvT377" svg:font-family="AdvT377"/>
    <style:font-face style:name="Times New Roman1" svg:font-family="'Times New Roman'"/>
    <style:font-face style:name="Times New Roman2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size-complex="20pt"/>
    </style:style>
    <style:style style:name="P2" style:family="paragraph" style:parent-style-name="Heading_20_2">
      <style:text-properties style:font-name="Times New Roman" fo:font-size="11pt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none" style:font-name="Times New Roman" fo:font-size="11pt" style:text-underline-style="none" style:text-blinking="false" fo:background-color="transparent" style:font-size-asian="11pt" style:font-size-complex="11pt"/>
    </style:style>
    <style:style style:name="P4" style:family="paragraph" style:parent-style-name="Text_20_body">
      <style:text-properties style:font-name="Times New Roman" fo:font-size="11pt" style:font-size-asian="11pt" style:font-size-complex="11pt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top="0cm" fo:margin-bottom="0cm" fo:line-height="114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fo:line-height="114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Times New Roman" fo:font-size="17pt" fo:font-style="normal" style:text-underline-style="none" fo:font-weight="bold" style:text-blinking="false" fo:background-color="transparent" style:font-size-asian="17pt" style:font-weight-asian="bold" style:font-size-complex="17pt" style:font-weight-complex="bold"/>
    </style:style>
    <style:style style:name="P18" style:family="paragraph" style:parent-style-name="Text_20_body">
      <style:paragraph-properties fo:margin-top="0cm" fo:margin-bottom="0cm" fo:line-height="114%" style:writing-mode="lr-tb"/>
      <style:text-properties style:font-name="Times New Roman" fo:font-size="14pt" fo:font-style="normal" style:font-size-asian="14pt" style:font-size-complex="14pt"/>
    </style:style>
    <style:style style:name="P19" style:family="paragraph" style:parent-style-name="Text_20_body">
      <style:paragraph-properties fo:margin-top="0cm" fo:margin-bottom="0cm" fo:line-height="114%" style:writing-mode="lr-tb"/>
      <style:text-properties style:font-name="Times New Roman" fo:font-size="14pt" fo:font-style="normal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fo:line-height="114%" style:writing-mode="lr-tb"/>
    </style:style>
    <style:style style:name="T1" style:family="text">
      <style:text-properties fo:font-size="11pt" style:font-size-asian="11pt" style:font-style-asian="normal" style:font-size-complex="11pt" style:font-style-complex="normal"/>
    </style:style>
    <style:style style:name="T2" style:family="text">
      <style:text-properties fo:font-variant="normal" fo:text-transform="none" fo:color="#000000" style:text-line-through-style="none" style:text-underline-style="none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position="super 58%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tyle="normal"/>
    </style:style>
    <style:style style:name="T8" style:family="text">
      <style:text-properties fo:font-style="normal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style-asian="normal" style:font-style-complex="normal"/>
    </style:style>
    <style:style style:name="T13" style:family="text">
      <style:text-properties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style-asian="normal" style:font-style-complex="normal"/>
    </style:style>
    <style:style style:name="T16" style:family="text">
      <style:text-properties style:text-position="33% 58%"/>
    </style:style>
    <style:style style:name="T17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tyle="italic" style:font-style-asian="italic" style:font-style-complex="italic"/>
    </style:style>
    <style:style style:name="T2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0% 100%" style:font-name="Times New Roman2"/>
    </style:style>
    <style:style style:name="T22" style:family="text">
      <style:text-properties style:text-position="0% 100%" style:font-name="Times New Roman2" fo:font-style="italic" style:font-style-asian="italic" style:font-style-complex="italic"/>
    </style:style>
    <style:style style:name="T23" style:family="text">
      <style:text-properties style:text-position="-33% 58%"/>
    </style:style>
    <style:style style:name="T24" style:family="text">
      <style:text-properties style:text-position="-33% 58%" fo:font-style="italic" style:font-style-asian="italic" style:font-style-complex="italic"/>
    </style:style>
    <style:style style:name="T2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-33% 58%" style:font-name="Times New Roman2" fo:font-style="italic" style:font-style-asian="italic" style:font-style-complex="italic"/>
    </style:style>
    <style:style style:name="T27" style:family="text">
      <style:text-properties style:text-position="super 58%" fo:font-weight="normal" style:font-style-asian="normal" style:font-style-complex="normal"/>
    </style:style>
    <style:style style:name="T28" style:family="text">
      <style:text-properties style:font-style-asian="italic" style:font-style-complex="italic"/>
    </style:style>
    <style:style style:name="T29" style:family="text">
      <style:text-properties style:font-name="Times New Roman2"/>
    </style:style>
    <style:style style:name="T30" style:family="text">
      <style:text-properties style:font-name="Times New Roman2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irometry using a mobile microphone</text:h>
      <text:p text:style-name="P14">INTRODUCTION</text:p>
      <text:p text:style-name="P8">This paper will explore ways in which it might be possible to perform spirometry using a microphone, such as that of a mobile smartphone, and will describe early experiments investigating these possibilities.</text:p>
      <text:p text:style-name="P8"/>
      <text:p text:style-name="P15">Background information</text:p>
      <text:p text:style-name="P6">Spirometry</text:p>
      <text:p text:style-name="P8">Spirometry is the measurement of lung function. <text:s/>A subject is commonly asked to perform a “forced expiratory manoeuvre”, where a maximal inspiratory breath is taken and then air is forcefully expired to the greatest extent possible. <text:s/>The volume and flow rate of the expired air are measured, and several parameters of the manoeuvre are estimated.</text:p>
      <text:p text:style-name="P8"/>
      <text:p text:style-name="P8">The shape of the graph of flow rate as a function of volume as shown in Figure X *** can be used by a respiratory clinician to help diagnose obstructive or restrictive pulmonary conditions. <text:s/>For example, in a patient with no respiratory disease, after the peak expiratory flow rate (PEFR), flow decreases almost linearly as a function of total expired volume until the full vital capacity (FVC) is reached.</text:p>
      <text:p text:style-name="P8"/>
      <text:p text:style-name="P8">In a patient with an obstructive disease like asthma or chronic obstructive pulmonary disease (COPD), the decrease in flow after PEFR is concave as a function of volume, reflecting the pathological changes in resistance to flow through different parts of the lung. <text:s/>For these patients, the ratio of maximum forced expiratory volume after one second (FEV1) to FVC (FEV1/FVC) is usually smaller than for patients without respiratory disease, even though FVC may have a normal or near-normal value. <text:s/>Obstructive lung disease can be staged using the value of FEV1/FVC compared with expected values for the patient's age; for example, stage 1 is usually associated with a FEV1/FVC lower than 80% of that expected.</text:p>
      <text:p text:style-name="P8"/>
      <text:p text:style-name="P8">Restrictive diseases such as idiopathic pulmonary fibrosis (IPF) or respiratory muscle weakness show a convex decrease in flow rate as a function of volume, and PEFR and FVC are usually smaller than those patients without respiratory disease. <text:s/>For these patients, FEV1/FVC may have a normal or even high value.</text:p>
      <text:p text:style-name="P8"/>
      <text:p text:style-name="P8">Full spirometry is usually performed in a hospital or other specialist centre, with patients attending regularly so their lung function can be monitored over time. <text:s/>Outside hospital, PEFR is an important monitoring parameter for patients with lung disease because measurement can be carried out at home using a handheld peak-flow meter, which is a laminar flow tube with a sliding marker that is pushed along the tube by exhaled air. <text:s/>The PEFR can be read from the scale next to the sliding marker. <text:s/>As an example, patients with asthma are commonly asked to measure their PEFR every morning and evening to monitor their response to a change in medication regimen or to track diurnal variation (***ref). <text:s/>A 20% reduction in PEFR for a patient with cystic fibrosis (CF) is an indication for hospital admission (***ref); this can prevent the need for emergency admission, which is associated with a poorer prognosis as well as increased costs for a healthcare system.</text:p>
      <text:p text:style-name="P8"/>
      <text:p text:style-name="P6">Pneumotachometers</text:p>
      <text:p text:style-name="P8">The most common device for performing spirometry in a hospital is a pneumotachometer. <text:s/>A patient performs a forced expiratory manoeuvre through the device, and pressure sensors before and after a resistive element are used to calculate the change in pressure, which is proportional to the flow rate of the air.</text:p>
      <text:p text:style-name="P8"/>
      <text:p text:style-name="P8">Where laminar flow is seen, as a Fleisch-type pneumotachometer which uses a network of small-lumen capillaries to add resistance, the relationship between pressure drop and flow rate is almost linear. <text:s/>Where Venturi flow is seen, the relationship is quadratic. <text:s/>The calculated flow rate can be integrated with respect to <text:soft-page-break/>time to find the volume of air expired during forced expiration.</text:p>
      <text:p text:style-name="P8"/>
      <text:p text:style-name="P8">Pneumotachometric spirometers provide an accurate measure of lung function (***). <text:s/>However, at the present time, pneumotachometric spirometers are fragile and costly, and must be calibrated daily. <text:s/>For example, *** costs £***.</text:p>
      <text:p text:style-name="P8"/>
      <text:p text:style-name="P8">***Gupta et al MobileSpiro: pneumotach attached to smartphone</text:p>
      <text:p text:style-name="P8"/>
      <text:p text:style-name="P8">***Glynn et al $100 Fleisch-type spirometer</text:p>
      <text:p text:style-name="P8"/>
      <text:p text:style-name="P6">Microphone spirometry</text:p>
      <text:p text:style-name="P8">A small number of previous studies have attempted to use a microphone to perform spirometry. <text:s/>Microphones transduce variations in air pressure to variations in voltage using a diaphragm. <text:s/>Where the forced expiratory manoeuvre is performed in a free field, that is, without the use of a mouthpiece to give laminar flow, the relationship between pressure (<text:span text:style-name="T9">p</text:span><text:span text:style-name="T15">)</text:span> and flow rate (<text:span text:style-name="T9">u</text:span><text:span text:style-name="T15">) is</text:span> nonlinear due to turbulence, with flow rate through the lips approximately proportional to the square root of the air pressure at the lips.</text:p>
      <text:p text:style-name="P8"/>
      <text:p text:style-name="P8">Larson <text:span text:style-name="T9">et al.</text:span><text:span text:style-name="T15"> (***) developed SpiroSmart, a mobile phone application for iOS devices that uses the phone's microphone to perform spirometry. <text:s/>They tested SpiroSmart using subjects with known normal and abnormal lung function, and compared the application's estimates of FVC, FEV1 and PEFR to those measured using a clinical pneumotachometric spirometer. <text:s/>While subjects could not use SpiroSmart and a pneumotachometer at the same time, three pneumotachometer measurements were recorded, and more SpiroSmart measurements were recorded (although the exact number was not reported). <text:s/>SpiroSmart measurements were compared with the pneumotachometer measurements, and were also compared with published limits of variability for each measure of lung function.</text:span></text:p>
      <text:p text:style-name="P8"><text:span text:style-name="T15"/></text:p>
      <text:p text:style-name="P8"><text:span text:style-name="T15">It was reported that, for normal subjects, SpiroSmart gave measurements of FVC that were within accepted clinical limits about 80% of the time and about 90% of the time for FEV1 and PEF. <text:s/>However, for subjects with abnormal lung function, measurements were within the accepted clinical limits about 65% of the time for all measurements. Larson </text:span><text:span text:style-name="T9">et al.</text:span><text:span text:style-name="T15"> found that using machine-learning algorithms trained on data from repeat sessions for an individual subject improved the accuracy of estimates for subjects with abnormal lung function, falling within the accepted range 65% of the time for FVC and 80% of the time for FEV1 and PEFR. <text:s/>They called this machine-learning “personalisation”.</text:span></text:p>
      <text:p text:style-name="P8"><text:span text:style-name="T15"/></text:p>
      <text:p text:style-name="P20"><text:span text:style-name="T5">On closer inspection of the data, it appears that the 95</text:span><text:span text:style-name="T6">th</text:span><text:span text:style-name="T5"> centile of lung function measures showed a disparity between SpiroSmart and pneumotachometer measurements of between 10% and 13% for all measurements for normal subjects, and between 20% and 30% for abnormal subjects even after personalisation. <text:s/>This variation is outside the limit recommended by the American Thoracic Society (ATS) for clinical spirometry ***ref Standardisation of Spirometry. Eur Respir J. 2005;26:319–338. DOI: 10.1183/09031936.05.00034805) , but might be acceptable for home spirometry if the aim is to identify patients who need to be reviewed in hospital. <text:s/>Larson </text:span><text:span text:style-name="T4">et al</text:span><text:span text:style-name="T5">. noted that SpiroSmart calculations could not be performed on a smartphone in real time due to their complexity.</text:span></text:p>
      <text:p text:style-name="P8"/>
      <text:p text:style-name="P16">Aims of the present paper</text:p>
      <text:p text:style-name="P8">The main aim of the current paper is to <text:span text:style-name="T15">investigate the suitability of a smartphone's microphone to perform spirometry. <text:s/>The approach taken in the first instance was close to that of Larson </text:span><text:span text:style-name="T9">et al</text:span><text:span text:style-name="T15">., with some important modifications, which will be described in the method section. ***.</text:span></text:p>
      <text:p text:style-name="P8"><text:span text:style-name="T15"/></text:p>
      <text:p text:style-name="P8"><text:span text:style-name="T15">It is hoped that streamlining and extending the ideas of Larson </text:span><text:span text:style-name="T9">et al.</text:span><text:span text:style-name="T15"> will allow the development spirometry algorithms that are accurate enough to be used for home screening as well as fast enough to be performed in </text:span><text:soft-page-break/><text:span text:style-name="T15">real time on a smartphone. </text:span></text:p>
      <text:p text:style-name="P8"/>
      <text:p text:style-name="P8">A secondary aim is to establish the possibility of replacing regular use of a peak-flow meter with a smartphone application, as this might encourage patients to measure their PEFR more often.</text:p>
      <text:p text:style-name="P8"/>
      <text:p text:style-name="P17">METHOD</text:p>
      <text:p text:style-name="P18"><text:span text:style-name="T2">Setup</text:span></text:p>
      <text:p text:style-name="P5"><text:span text:style-name="T13">***sample rate</text:span></text:p>
      <text:p text:style-name="P5"><text:span text:style-name="T13">***deciding on beginning and end of manoeuvre: t</text:span><text:span text:style-name="T25">0</text:span><text:span text:style-name="T11"> </text:span><text:span text:style-name="T13">and</text:span><text:span text:style-name="T11"> t</text:span><text:span text:style-name="T25">max</text:span></text:p>
      <text:p text:style-name="P5"><text:span text:style-name="T13">***etc</text:span></text:p>
      <text:p text:style-name="P5"><text:span text:style-name="T13"/></text:p>
      <text:p text:style-name="P18"><text:span text:style-name="T2">Feature detection</text:span></text:p>
      <text:p text:style-name="P19"><text:span text:style-name="T1">Envelope analysis</text:span></text:p>
      <text:p text:style-name="P5"><text:span text:style-name="T14">The microphone of a smartphone measures variations in pressure over time, </text:span><text:span text:style-name="T11">p(t)</text:span><text:span text:style-name="T13">, which are uncalibrated in terms of absolute size, but which are proportional to the different elements of the forced expiratory manoeuvre. <text:s/>The maximum value of </text:span><text:span text:style-name="T11">p(t)</text:span><text:span text:style-name="T13"> during a forced expiratory manoeuvre will correspond to the PEFR, the integral of </text:span><text:span text:style-name="T11">p(t)</text:span><text:span text:style-name="T13"> over the first second of the manoeuvre will correspond to FEV1, and the integral of </text:span><text:span text:style-name="T11">p(t) </text:span><text:span text:style-name="T13">over the whole manoeuvre will correspond to FVC.</text:span></text:p>
      <text:p text:style-name="P5"><text:span text:style-name="T13"/></text:p>
      <text:p text:style-name="P5"><text:span text:style-name="T12">We calculated the Hilbert envelope of </text:span><text:span text:style-name="T10">p(t)</text:span><text:span text:style-name="T12"> and lowpass-filtered it to remove background noise using a 4</text:span><text:span text:style-name="T27">th</text:span><text:span text:style-name="T12"> order Butterworth filter providing a gain of 1 up to a frequency of 26 Hz. <text:s/>The Hilbert envelope of a signal is the magnitude (modulus) of the complex analytic signal</text:span></text:p>
      <text:p text:style-name="P11">y = x(t) + i.h(t)</text:p>
      <text:p text:style-name="P11"/>
      <text:p text:style-name="P12"><text:span text:style-name="T7">where </text:span>x(t) <text:span text:style-name="T7">is the original signal, </text:span><text:span text:style-name="T28">i</text:span><text:span text:style-name="T8"> is √-1</text:span><text:span text:style-name="T7"> and </text:span>h(t) <text:span text:style-name="T7">is the Hilbert transform of the signal at time </text:span>t<text:span text:style-name="T7">; thus the Hilbert envelope </text:span><text:span text:style-name="T28">E</text:span><text:span text:style-name="T7"> can be calculated as:</text:span></text:p>
      <text:p text:style-name="P11">E(t) = √ ( x(t)<text:span text:style-name="T16">2</text:span><text:span text:style-name="T7"> </text:span>+ h(t)<text:span text:style-name="T16">2</text:span><text:span text:style-name="T18"> )</text:span></text:p>
      <text:p text:style-name="P7"/>
      <text:p text:style-name="P8">[The Hilbert transform can be calculated by shaping ***its magnitude spectrum calculated by fast Fourier transform (FFT) and then calculating the inverse FFT of the result.  ***WHYYYYY]</text:p>
      <text:p text:style-name="P8"/>
      <text:p text:style-name="P8">The y value in Volts*** (V)<text:span text:style-name="T9"> </text:span>was taken to represent the PEFR where</text:p>
      <text:p text:style-name="P9"><text:span text:style-name="T9">d/dx(E).dt = 0</text:span></text:p>
      <text:p text:style-name="P10">that is, where the Hilbert envelope was at a maximum.</text:p>
      <text:p text:style-name="P10"/>
      <text:p text:style-name="P10">Measurement of FEV1 and FVC were calculated from the integral of<text:span text:style-name="T30"> E </text:span><text:span text:style-name="T29">with respect to time <text:s/>between </text:span><text:span text:style-name="T30">t0</text:span><text:span text:style-name="T29"> and </text:span><text:span text:style-name="T30">t1</text:span><text:span text:style-name="T29"> for FEV1 and between </text:span><text:span text:style-name="T30">t0 </text:span><text:span text:style-name="T29">and </text:span><text:span text:style-name="T30">t</text:span><text:span text:style-name="T26">max</text:span><text:span text:style-name="T21"> for FVC.</text:span></text:p>
      <text:p text:style-name="P8"><text:span text:style-name="T15"/></text:p>
      <text:p text:style-name="P8"><text:span text:style-name="T15"/></text:p>
      <text:p text:style-name="P16"><text:span text:style-name="T15">Calibration</text:span></text:p>
      <text:p text:style-name="P8"><text:span text:style-name="T15">Since the exact nature of the proportional relationship between </text:span><text:span text:style-name="T9">p(t)</text:span><text:span text:style-name="T15"> and the above parameters is unclear, <text:s/>Larson </text:span><text:span text:style-name="T9">et al.</text:span><text:span text:style-name="T15"> estimated t</text:span>he true value of the pressure at the lips <text:span text:style-name="T19">p</text:span><text:span text:style-name="T24">lips</text:span>. <text:s/>This was done by accounting for losses due to microphone distance and reflections from the subject's head and body using a transfer function derived from modelling the subject's head as a rigid sphere as a baffle in an infinite plane. The flow rate at the lips,<text:span text:style-name="T15"> </text:span><text:span text:style-name="T19">u</text:span><text:span text:style-name="T24">lips</text:span>, was then calculated using the relationship:</text:p>
      <text:p text:style-name="P13">u<text:span text:style-name="T23">lips</text:span>(t) ~ 2πr<text:span text:style-name="T16">2</text:span>√(2p<text:span text:style-name="T23">lips</text:span>(t))</text:p>
      <text:p text:style-name="P8"><text:span text:style-name="T15"/></text:p>
      <text:p text:style-name="P8"><text:span text:style-name="T15">where </text:span><text:span text:style-name="T9">r </text:span><text:span text:style-name="T15">is the radius of the mouth opening. <text:s/>While this method in theory protected against underestimating </text:span><text:soft-page-break/><text:span text:style-name="T15">the size of differences in flow rate by attempting to deconvolve multiple quadratic relationships, it was computationally intensive: the algorithm could not run in real time on a smartphone, and was required to be run in the cloud. <text:s/>Furthermore, the method of Larson </text:span><text:span text:style-name="T9">et al</text:span><text:span text:style-name="T15">. was actually reported to overestimate some parameters for some subjects, which could be due to oversensitivity of this algorithm.</text:span></text:p>
      <text:p text:style-name="P8"/>
      <text:p text:style-name="P8">Here we used<text:span text:style-name="T15"> the fact that subjects can already measure their peak flow accurately using a peak-flow meter. <text:s/>To calibrate our application, we require a subject to perform three forced expiratory manoeuvres through their peak-flow meter and then to perform three using our application.</text:span></text:p>
      <text:p text:style-name="P8"/>
      <text:h text:style-name="P2" text:outline-level="2"><text:span text:style-name="T3"/></text:h>
      <text:p text:style-name="P3"/>
      <text:p text:style-name="P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dvPECF8B9" svg:font-family="AdvPECF8B9"/>
    <style:font-face style:name="AdvT377" svg:font-family="AdvT377"/>
    <style:font-face style:name="Times New Roman1" svg:font-family="'Times New Roman'"/>
    <style:font-face style:name="Times New Roman2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5T10:23:27</meta:creation-date>
    <meta:generator>OpenOffice/4.1.1$Unix OpenOffice.org_project/411m6$Build-9775</meta:generator>
    <dc:date>2014-10-20T16:06:47</dc:date>
    <dc:creator>Helen Jackson</dc:creator>
    <meta:editing-duration>P1DT8H35M8S</meta:editing-duration>
    <meta:editing-cycles>16</meta:editing-cycles>
    <meta:document-statistic meta:table-count="0" meta:image-count="0" meta:object-count="0" meta:page-count="4" meta:paragraph-count="48" meta:word-count="1662" meta:character-count="10401"/>
  </office:meta>
</office:document-meta>
</file>